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9f6b" officeooo:paragraph-rsid="00039f6b"/>
    </style:style>
    <style:style style:name="P2" style:family="paragraph" style:parent-style-name="Standard">
      <style:text-properties style:text-underline-style="solid" style:text-underline-width="auto" style:text-underline-color="font-color" officeooo:rsid="00039f6b" officeooo:paragraph-rsid="00039f6b"/>
    </style:style>
    <style:style style:name="P3" style:family="paragraph" style:parent-style-name="Standard">
      <style:text-properties style:text-underline-style="solid" style:text-underline-width="auto" style:text-underline-color="font-color" officeooo:rsid="0007c58a" officeooo:paragraph-rsid="0007c58a"/>
    </style:style>
    <style:style style:name="P4" style:family="paragraph" style:parent-style-name="Standard">
      <style:paragraph-properties fo:text-align="center" style:justify-single-word="false"/>
      <style:text-properties fo:font-size="16pt" style:text-underline-style="solid" style:text-underline-width="auto" style:text-underline-color="font-color" officeooo:rsid="00039f6b" officeooo:paragraph-rsid="00039f6b" style:font-size-asian="16pt" style:font-size-complex="16pt"/>
    </style:style>
    <style:style style:name="P5" style:family="paragraph" style:parent-style-name="Standard">
      <style:text-properties style:text-underline-style="none" officeooo:rsid="00039f6b" officeooo:paragraph-rsid="00039f6b"/>
    </style:style>
    <style:style style:name="P6" style:family="paragraph" style:parent-style-name="Standard" style:list-style-name="L1">
      <style:text-properties style:text-underline-style="none" officeooo:rsid="0005d12a" officeooo:paragraph-rsid="0005d12a"/>
    </style:style>
    <style:style style:name="P7" style:family="paragraph" style:parent-style-name="Standard" style:list-style-name="L1">
      <style:text-properties style:text-underline-style="none" officeooo:rsid="00062ddf" officeooo:paragraph-rsid="00062ddf"/>
    </style:style>
    <style:style style:name="P8" style:family="paragraph" style:parent-style-name="Standard" style:list-style-name="L1">
      <style:text-properties style:text-underline-style="none" officeooo:rsid="00062ddf" officeooo:paragraph-rsid="0006480c"/>
    </style:style>
    <style:style style:name="P9" style:family="paragraph" style:parent-style-name="Standard" style:list-style-name="L1">
      <style:text-properties style:text-underline-style="none" officeooo:rsid="000661e7" officeooo:paragraph-rsid="000661e7"/>
    </style:style>
    <style:style style:name="T1" style:family="text">
      <style:text-properties officeooo:rsid="0005d12a"/>
    </style:style>
    <style:style style:name="T2" style:family="text">
      <style:text-properties officeooo:rsid="00062ddf"/>
    </style:style>
    <style:style style:name="T3" style:family="text">
      <style:text-properties officeooo:rsid="0006480c"/>
    </style:style>
    <style:style style:name="T4" style:family="text">
      <style:text-properties officeooo:rsid="0007c58a"/>
    </style:style>
    <style:style style:name="T5" style:family="text">
      <style:text-properties officeooo:rsid="0008a2c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ini project Summary – Jacob Eller <text:s/>&amp; Joseph Duque Lopez</text:p>
      <text:p text:style-name="P1">We initially decided we would divide the workload as follows:</text:p>
      <text:p text:style-name="P1">Jacob: Gauss-Seidel solver.</text:p>
      <text:p text:style-name="P1">Joseph: Particle Mover and NetCDF output.</text:p>
      <text:p text:style-name="P1">Jacob &amp; Joseph: NetCDF input and visualization.</text:p>
      <text:p text:style-name="P1">We divided the work in this way due to code for the Gauss-Seidel solver being slightly longer than the Particle mover, and us having a good starting point for the netCDF output from assignment 3. We worked together on the final plot as we felt this process would be much faster if one person searched for relevant documentation, whilst the other person coded.</text:p>
      <text:p text:style-name="P2">Gauss-Seidel</text:p>
      <text:p text:style-name="P5">The code for the Gauss-Seidel solver <text:span text:style-name="T1">can be broken up into several sections </text:span><text:span text:style-name="T2">(with corresponding subroutines)</text:span><text:span text:style-name="T1">, following on from one another:</text:span></text:p>
      <text:list xml:id="list1253950003" text:style-name="L1">
        <text:list-item>
          <text:p text:style-name="P6">Reading in values for ‘Nx’, ‘Ny’ and ‘rho’, which specify the x and y dimensions of the grid, and also the density field that<text:span text:style-name="T5"> maps to the grid.</text:span>. There are several check<text:span text:style-name="T4">s </text:span>to ensure the correct types and kinds are passed, and also ensuring that a valid string is passed as ‘rho’. <text:span text:style-name="T2">If there are any issues, the code is aborted and relevant error messages are printed.</text:span></text:p>
        </text:list-item>
        <text:list-item>
          <text:p text:style-name="P7">Based on the density field specified by ‘rho’, a subroutine is called to generate the ‘rho_grid’ which represents the values of density at coordinates corresponding to the centres of all grid points.</text:p>
        </text:list-item>
        <text:list-item>
          <text:p text:style-name="P8">Using the elements of the ‘rho_grid’ as inputs, the ‘phi_grid’ was generated. <text:span text:style-name="T3">I used a grid filled with 1’s, rather than zeros as I suspected this would allow for faster convergence. </text:span>Initially I had issues generating a ‘phi_grid’ that satisfied the convergence criteria outlined in the brief. I soon discovered the issue stemmed from the relevant ‘DO WHILE’ loop only lasting for one iteration <text:span text:style-name="T3">as a result of</text:span> <text:span text:style-name="T3">drms being -0, which occurred because the calculation of drms for the first iteration involved taking the square root of a negative number. I managed to fix this issue by carrying out an initial calculation of phi_grid values before the ‘DO WHILE’ loop, and using ABS() to ensure the ‘phi_grid’ entered the loop with negative values for </text:span><text:span text:style-name="T4">all its </text:span><text:span text:style-name="T3">elements. I checked for multiple grid sizes </text:span><text:span text:style-name="T4">for all</text:span><text:span text:style-name="T3"> three density fields that the loop was ending due to convergence criteria being met, and not because the drms was equal to -0.</text:span></text:p>
        </text:list-item>
        <text:list-item>
          <text:p text:style-name="P9">Using the central differences formula, approximations of the gradients of phi in the x and y dimensions were calculated at each grid point.</text:p>
        </text:list-item>
      </text:list>
      <text:p text:style-name="P3">Particle Mover</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9T15:22:42.144762806</meta:creation-date>
    <dc:date>2023-01-19T16:17:34.204175497</dc:date>
    <meta:editing-duration>PT8M49S</meta:editing-duration>
    <meta:editing-cycles>4</meta:editing-cycles>
    <meta:generator>LibreOffice/7.3.7.2$Linux_X86_64 LibreOffice_project/30$Build-2</meta:generator>
    <meta:document-statistic meta:table-count="0" meta:image-count="0" meta:object-count="0" meta:page-count="1" meta:paragraph-count="13" meta:word-count="407" meta:character-count="2398" meta:non-whitespace-character-count="2006"/>
  </office:meta>
</office:document-meta>
</file>